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</text:span></text:p>
      <text:p text:style-name="P1"><text:span text:style-name="T1"><text:tab/><text:tab/><text:tab/>Types of Data Members in class of Python</text:span></text:p>
      <text:p text:style-name="P1"><text:span text:style-name="T1"><text:tab/><text:tab/>=================================================</text:span></text:p>
      <text:p text:style-name="P1"><text:span text:style-name="T1">=&gt;In a class of Python, we can define two types of Data Members. They are</text:span></text:p>
      <text:p text:style-name="P1"><text:span text:style-name="T1"><text:tab/><text:tab/></text:span></text:p>
      <text:p text:style-name="P1"><text:span text:style-name="T1"><text:tab/><text:tab/><text:tab/>1. Instance Data Members</text:span></text:p>
      <text:p text:style-name="P1"><text:span text:style-name="T1"><text:tab/><text:tab/><text:tab/>2. Class Level Data Members</text:span></text:p>
      <text:p text:style-name="P1"><text:span text:style-name="T1">---------------------------------------------------------------------------------------------------------------------</text:span></text:p>
      <text:p text:style-name="P1"><text:span text:style-name="T1">1. Instance Data Members</text:span></text:p>
      <text:p text:style-name="P1"><text:span text:style-name="T1">---------------------------------------------------------------------------------------------------------------------</text:span></text:p>
      <text:p text:style-name="P1"><text:span text:style-name="T1">=&gt;Instance Data Members are those whose memory space is created Every Time when an </text:span></text:p>
      <text:p text:style-name="P1"><text:span text:style-name="T1"><text:s text:c="3"/>object is created and Instance Data Members are called Object Level Data Members</text:span></text:p>
      <text:p text:style-name="P1"><text:span text:style-name="T1">=&gt;Instance Data Members are used for storing Specific Data Memebrs which are suitable </text:span></text:p>
      <text:p text:style-name="P1"><text:span text:style-name="T1"><text:s text:c="4"/>for one object.</text:span></text:p>
      <text:p text:style-name="P1"><text:span text:style-name="T1">=&gt;Instance Data Members must be ACCSSED w.r.t Object Name or self</text:span></text:p>
      <text:p text:style-name="P1"><text:span text:style-name="T1"><text:tab/><text:tab/>Syntax: <text:s text:c="4"/>objname.Instance Data Member Name</text:span></text:p>
      <text:p text:style-name="P1"><text:span text:style-name="T1"><text:tab/><text:tab/><text:tab/><text:tab/><text:tab/><text:tab/>(OR)</text:span></text:p>
      <text:p text:style-name="P1"><text:span text:style-name="T1"><text:tab/><text:tab/><text:tab/><text:tab/> <text:s/>self.Instance Data Member Name</text:span></text:p>
      <text:p text:style-name="P1"><text:span text:style-name="T1">=&gt;Instance Data Members must be SPECIFIED in 3 Ways</text:span></text:p>
      <text:p text:style-name="P1"><text:span text:style-name="T1"><text:tab/><text:tab/><text:tab/><text:tab/>a) By using Object Name</text:span></text:p>
      <text:p text:style-name="P1"><text:span text:style-name="T1"><text:tab/><text:tab/><text:tab/><text:tab/>b) By using Instance Method Name</text:span></text:p>
      <text:p text:style-name="P1"><text:span text:style-name="T1"><text:tab/><text:tab/><text:tab/><text:tab/>c) By using Constructor</text:span></text:p>
      <text:p text:style-name="P1"><text:span text:style-name="T1">---------------------------------------------------------------------------------------------------------------------</text:span></text:p>
      <text:p text:style-name="P1"><text:span text:style-name="T1">2. Class Level Data Members</text:span></text:p>
      <text:p text:style-name="P1"><text:span text:style-name="T1">---------------------------------------------------------------------------------------------------------------------</text:span></text:p>
      <text:p text:style-name="P1"><text:soft-page-break/><text:span text:style-name="T1">=&gt;Class Level Data Members are those whose memory space is created Only Once </text:span></text:p>
      <text:p text:style-name="P1"><text:span text:style-name="T1"><text:s text:c="4"/>Irrespective Number of objects are created.</text:span></text:p>
      <text:p text:style-name="P1"><text:span text:style-name="T1">=&gt;Class Level Data Members are used for storing Common Values for all the objects </text:span></text:p>
      <text:p text:style-name="P1"><text:span text:style-name="T1"><text:s text:c="3"/>corresponding Class.</text:span></text:p>
      <text:p text:style-name="P1"><text:span text:style-name="T1">=&gt;Class Level Data Members must be ACCSSED w.r.t Class Name OR <text:s/>cls <text:s/>OR Object<text:tab/><text:tab/><text:tab/><text:tab/><text:tab/><text:tab/><text:tab/><text:tab/><text:tab/><text:tab/><text:tab/><text:tab/><text:tab/>Name OR self</text:span></text:p>
      <text:p text:style-name="P1"><text:span text:style-name="T1"><text:tab/><text:tab/>Syntax: <text:s text:c="3"/>classname. Class Level Data Member</text:span></text:p>
      <text:p text:style-name="P1"><text:span text:style-name="T1"><text:tab/><text:tab/><text:tab/><text:tab/><text:tab/><text:tab/>(OR)</text:span></text:p>
      <text:p text:style-name="P1"><text:span text:style-name="T1"><text:tab/><text:tab/><text:tab/><text:tab/>objname.Class Level Data Member</text:span></text:p>
      <text:p text:style-name="P1"><text:span text:style-name="T1"><text:tab/><text:tab/><text:tab/><text:tab/><text:tab/><text:tab/>(OR)</text:span></text:p>
      <text:p text:style-name="P1"><text:span text:style-name="T1"><text:tab/><text:tab/><text:tab/><text:tab/> cls.Class Level Data Member</text:span></text:p>
      <text:p text:style-name="P1"><text:span text:style-name="T1"><text:tab/><text:tab/><text:tab/><text:tab/><text:tab/><text:tab/>(OR)</text:span></text:p>
      <text:p text:style-name="P1"><text:span text:style-name="T1"><text:tab/><text:tab/><text:tab/><text:tab/>self.Class Level Data Member</text:span></text:p>
      <text:p text:style-name="P2"/>
      <text:p text:style-name="P1"><text:span text:style-name="T1">=&gt;Class Level Data Member must be SPECIFIED in 2 Ways</text:span></text:p>
      <text:p text:style-name="P1"><text:span text:style-name="T1"><text:tab/><text:tab/><text:tab/><text:tab/>a) Inside of Class Definition</text:span></text:p>
      <text:p text:style-name="P1"><text:span text:style-name="T1"><text:tab/><text:tab/><text:tab/><text:tab/>b) By using Class Level Method Name</text:span></text:p>
      <text:p text:style-name="P1"><text:span text:style-name="T1">===========================x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231" meta:character-count="2060" meta:non-whitespace-character-count="1748"/>
    <meta:generator>LibreOfficeDev/6.0.5.2$Linux_X86_64 LibreOffice_project/</meta:generator>
  </office:meta>
</office:document-meta>
</file>